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0b0d53" officeooo:paragraph-rsid="000b0d53"/>
    </style:style>
    <style:style style:name="P2" style:family="paragraph" style:parent-style-name="Text_20_body">
      <style:text-properties style:text-underline-style="none" officeooo:rsid="000c5af5" officeooo:paragraph-rsid="000c5af5"/>
    </style:style>
    <style:style style:name="P3" style:family="paragraph" style:parent-style-name="Text_20_body">
      <style:paragraph-properties fo:text-align="justify" style:justify-single-word="false"/>
      <style:text-properties officeooo:paragraph-rsid="000cc5da"/>
    </style:style>
    <style:style style:name="P4" style:family="paragraph" style:parent-style-name="Title">
      <style:paragraph-properties fo:text-align="start" style:justify-single-word="false"/>
      <style:text-properties style:font-name="DejaVu Math TeX Gyre" style:text-underline-style="solid" style:text-underline-width="auto" style:text-underline-color="font-color"/>
    </style:style>
    <style:style style:name="P5" style:family="paragraph" style:parent-style-name="Text_20_body">
      <style:text-properties style:font-name="DejaVu Math TeX Gyre" style:text-underline-style="none" officeooo:rsid="000b0d53" officeooo:paragraph-rsid="000b0d53"/>
    </style:style>
    <style:style style:name="P6" style:family="paragraph" style:parent-style-name="Text_20_body">
      <style:paragraph-properties fo:text-align="start" style:justify-single-word="false"/>
      <style:text-properties style:font-name="DejaVu Math TeX Gyre" style:text-underline-style="none" officeooo:rsid="000b0d53" officeooo:paragraph-rsid="000b0d53"/>
    </style:style>
    <style:style style:name="P7" style:family="paragraph" style:parent-style-name="Text_20_body">
      <style:text-properties style:font-name="DejaVu Math TeX Gyre" style:text-underline-style="none" officeooo:rsid="000c5af5" officeooo:paragraph-rsid="000c5af5"/>
    </style:style>
    <style:style style:name="P8" style:family="paragraph" style:parent-style-name="Text_20_body">
      <style:text-properties style:text-line-through-style="none" style:text-line-through-type="none" style:font-name="DejaVu Math TeX Gyre" style:text-underline-style="none" officeooo:rsid="000b0d53" officeooo:paragraph-rsid="000b0d53"/>
    </style:style>
    <style:style style:name="P9" style:family="paragraph" style:parent-style-name="Heading_20_1">
      <style:text-properties style:font-name="DejaVu Math TeX Gyre" style:text-underline-style="solid" style:text-underline-width="auto" style:text-underline-color="font-color"/>
    </style:style>
    <style:style style:name="P10" style:family="paragraph" style:parent-style-name="Heading_20_1">
      <style:text-properties style:font-name="DejaVu Math TeX Gyre" style:text-underline-style="solid" style:text-underline-width="auto" style:text-underline-color="font-color" officeooo:rsid="000b0d53" officeooo:paragraph-rsid="000b0d53"/>
    </style:style>
    <style:style style:name="P11" style:family="paragraph" style:parent-style-name="Heading_20_1">
      <style:text-properties style:font-name="DejaVu Math TeX Gyre" style:text-underline-style="solid" style:text-underline-width="auto" style:text-underline-color="font-color" officeooo:rsid="000c5af5" officeooo:paragraph-rsid="000c5af5"/>
    </style:style>
    <style:style style:name="P12" style:family="paragraph" style:parent-style-name="Heading_20_1">
      <style:text-properties style:text-line-through-style="none" style:text-line-through-type="none" style:font-name="DejaVu Math TeX Gyre" style:text-underline-style="solid" style:text-underline-width="auto" style:text-underline-color="font-color" officeooo:rsid="000b0d53" officeooo:paragraph-rsid="000b0d53"/>
    </style:style>
    <style:style style:name="P13" style:family="paragraph" style:parent-style-name="Heading_20_4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officeooo:rsid="000b0d53"/>
    </style:style>
    <style:style style:name="T3" style:family="text">
      <style:text-properties style:font-name="DejaVu Math TeX Gyre" style:text-underline-style="none"/>
    </style:style>
    <style:style style:name="T4" style:family="text">
      <style:text-properties style:font-name="DejaVu Math TeX Gyre" style:text-underline-style="none" officeooo:rsid="000aafa2"/>
    </style:style>
    <style:style style:name="T5" style:family="text">
      <style:text-properties style:font-name="DejaVu Math TeX Gyre" style:text-underline-style="none" officeooo:rsid="000b0d53"/>
    </style:style>
    <style:style style:name="T6" style:family="text">
      <style:text-properties style:font-name="DejaVu Math TeX Gyre" officeooo:rsid="000c5af5"/>
    </style:style>
    <style:style style:name="T7" style:family="text">
      <style:text-properties style:font-name="DejaVu Math TeX Gyre" officeooo:rsid="000f04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estionnaire</text:p>
      <text:p text:style-name="P3"><text:span text:style-name="T4">Thank you for participating in this questionnaire. Data recorded will be used to improve the Lunar Lander simulation program. </text:span><text:span text:style-name="T5">Select one option from each section (unless otherwise stated).</text:span></text:p>
      <text:h text:style-name="P13" text:outline-level="4"><text:span text:style-name="T2">N</text:span><text:span text:style-name="T1">ame:</text:span><text:span text:style-name="T3"> …………………………….</text:span></text:h>
      <text:h text:style-name="P10" text:outline-level="1">Question 1</text:h>
      <text:p text:style-name="P5">Should this program focus on simulation or gameplay?</text:p>
      <text:p text:style-name="P6">[ <text:s/>] Simulation.</text:p>
      <text:p text:style-name="P6">[ <text:s/>] Gameplay.</text:p>
      <text:p text:style-name="P6">[ <text:s/>] Do not care.</text:p>
      <text:h text:style-name="P10" text:outline-level="1">Question 2</text:h>
      <text:p text:style-name="P5">What type of graphics should be implemented?</text:p>
      <text:p text:style-name="P5">[ <text:s/>] Wireframe.</text:p>
      <text:p text:style-name="P5">[ <text:s/>] Text based.</text:p>
      <text:h text:style-name="P12" text:outline-level="1">Question 3</text:h>
      <text:p text:style-name="P8">Do you want an extensive input options for the model of the ship?</text:p>
      <text:p text:style-name="P8">[ <text:s/>] Yes.</text:p>
      <text:p text:style-name="P8">[ <text:s/>] No.</text:p>
      <text:h text:style-name="P9" text:outline-level="1">Question 4</text:h>
      <text:p text:style-name="P5">Should the results of the simulations be serialised and stored to disk in a highscore table or as some other more parseable format?</text:p>
      <text:p text:style-name="P5">[ <text:s/>] Highscore table.</text:p>
      <text:p text:style-name="P1"><text:span text:style-name="T1">[ <text:s/>] </text:span><text:span text:style-name="T6">Parseable format.</text:span></text:p>
      <text:h text:style-name="P11" text:outline-level="1">Question 5</text:h>
      <text:p text:style-name="P7">What platform should the program be developed for?</text:p>
      <text:p text:style-name="P7">[ <text:s/>] Windows.</text:p>
      <text:p text:style-name="P2"><text:span text:style-name="T1">[ <text:s/>] </text:span><text:span text:style-name="T7">Unix / </text:span><text:span text:style-name="T1">Lin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4T11:55:16.369093818</meta:creation-date>
    <meta:generator>LibreOffice/7.1.3.2$Linux_X86_64 LibreOffice_project/10$Build-2</meta:generator>
    <dc:date>2021-06-24T12:12:43.026741764</dc:date>
    <meta:editing-duration>PT7M14S</meta:editing-duration>
    <meta:editing-cycles>7</meta:editing-cycles>
    <meta:document-statistic meta:table-count="0" meta:image-count="0" meta:object-count="0" meta:page-count="1" meta:paragraph-count="24" meta:word-count="140" meta:character-count="780" meta:non-whitespace-character-count="653"/>
  </office:meta>
</office:document-meta>
</file>